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d6d" draw:fill-color="#ff6d6d" draw:textarea-horizontal-align="justify" draw:textarea-vertical-align="middle" draw:auto-grow-height="false" fo:min-height="1.655cm" fo:min-width="4.049cm"/>
      <style:paragraph-properties style:writing-mode="lr-tb"/>
    </style:style>
    <style:style style:name="gr2" style:family="graphic" style:parent-style-name="standard">
      <style:graphic-properties svg:stroke-color="#cccccc" draw:fill-color="#cccccc" draw:textarea-horizontal-align="justify" draw:textarea-vertical-align="middle" draw:auto-grow-height="false" fo:min-height="1.651cm" fo:min-width="3.437cm"/>
      <style:paragraph-properties style:writing-mode="lr-tb"/>
    </style:style>
    <style:style style:name="gr3" style:family="graphic" style:parent-style-name="standard" style:list-style-name="L1">
      <style:graphic-properties svg:stroke-color="#e6e905" draw:fill-color="#e6e905" draw:textarea-horizontal-align="justify" draw:textarea-vertical-align="middle" draw:auto-grow-height="false" fo:min-height="1.147cm" fo:min-width="2.802cm"/>
      <style:paragraph-properties style:writing-mode="lr-tb"/>
    </style:style>
    <style:style style:name="gr4" style:family="graphic" style:parent-style-name="standard" style:list-style-name="L1">
      <style:graphic-properties svg:stroke-color="#ff8000" draw:fill-color="#ff8000" draw:textarea-horizontal-align="justify" draw:textarea-vertical-align="middle" draw:auto-grow-height="false" fo:min-height="0.828cm" fo:min-width="1.784cm"/>
      <style:paragraph-properties style:writing-mode="lr-tb"/>
    </style:style>
    <style:style style:name="gr5" style:family="graphic" style:parent-style-name="standard" style:list-style-name="L1">
      <style:graphic-properties svg:stroke-color="#e6e905" draw:fill-color="#e6e905" draw:textarea-horizontal-align="justify" draw:textarea-vertical-align="middle" draw:auto-grow-height="false" fo:min-height="1.217cm" fo:min-width="2.802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-width="0.305cm" draw:marker-end="Arrow" draw:marker-end-width="0.406cm" draw:fill="solid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Long_20_Dash"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svg:stroke-color="#00a933" draw:fill-color="#00a933" draw:textarea-horizontal-align="justify" draw:textarea-vertical-align="middle" draw:auto-grow-height="false" fo:min-height="0.29cm" fo:min-width="0.04cm"/>
    </style:style>
    <style:style style:name="gr10" style:family="graphic" style:parent-style-name="standard">
      <style:graphic-properties svg:stroke-color="#81d41a" draw:fill-color="#81d41a" draw:textarea-horizontal-align="justify" draw:textarea-vertical-align="middle" draw:auto-grow-height="false" fo:min-height="2.417cm" fo:min-width="4.072cm"/>
      <style:paragraph-properties style:writing-mode="lr-tb"/>
    </style:style>
    <style:style style:name="gr11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2.41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4.045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51cm" svg:stroke-color="#cccccc" draw:marker-start-width="0.279cm" draw:marker-end-width="0.279cm" draw:fill="none" draw:textarea-horizontal-align="justify" draw:textarea-vertical-align="middle" draw:auto-grow-height="false" fo:min-height="6.558cm" fo:min-width="6.2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cccccc" draw:fill="none" draw:fill-color="#ffffff" fo:min-height="1.101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"/>
    </style:style>
    <style:style style:name="P2" style:family="paragraph">
      <loext:graphic-properties draw:fill-color="#ff6d6d"/>
      <style:paragraph-properties fo:text-align="center" style:writing-mode="lr-tb"/>
      <style:text-properties style:font-name="Ubuntu"/>
    </style:style>
    <style:style style:name="P3" style:family="paragraph">
      <loext:graphic-properties draw:fill-color="#cccccc"/>
      <style:paragraph-properties fo:text-align="center" style:writing-mode="lr-tb"/>
      <style:text-properties style:font-name="Ubuntu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/>
    </style:style>
    <style:style style:name="P5" style:family="paragraph">
      <loext:graphic-properties draw:fill-color="#e6e905"/>
      <style:paragraph-properties fo:margin-left="0cm" fo:margin-right="0cm" fo:margin-top="0cm" fo:margin-bottom="0cm" fo:line-height="100%" fo:text-align="center" fo:text-indent="0cm" style:writing-mode="lr-tb"/>
      <style:text-properties style:font-name="Ubuntu"/>
    </style:style>
    <style:style style:name="P6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style:font-name="Ubuntu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00a933"/>
      <style:paragraph-properties fo:text-align="center"/>
    </style:style>
    <style:style style:name="P10" style:family="paragraph">
      <loext:graphic-properties draw:fill-color="#81d41a"/>
      <style:paragraph-properties fo:text-align="center" style:writing-mode="lr-tb"/>
      <style:text-properties style:font-name="Ubuntu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Ubuntu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style:font-name="Ubuntu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999999" style:font-name="Ubuntu" fo:font-style="italic" style:font-style-asian="italic" style:font-style-complex="italic"/>
    </style:style>
    <style:style style:name="T1" style:family="text">
      <style:text-properties style:font-name="Ubuntu"/>
    </style:style>
    <style:style style:name="T2" style:family="text">
      <style:text-properties style:font-name="Ubuntu" fo:font-size="13pt" style:font-size-asian="13pt" style:font-size-complex="13pt"/>
    </style:style>
    <style:style style:name="T3" style:family="text">
      <style:text-properties style:font-name="Ubuntu" fo:font-size="16pt" style:font-size-asian="16pt" style:font-size-complex="16pt"/>
    </style:style>
    <style:style style:name="T4" style:family="text">
      <style:text-properties fo:color="#999999" style:font-name="Ubuntu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4.549cm" svg:height="1.905cm" svg:x="7.862cm" svg:y="3.721cm">
          <text:p text:style-name="P1"><text:span text:style-name="T1">Quantum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37cm" svg:height="1.901cm" svg:x="4.972cm" svg:y="8.956cm">
          <text:p text:style-name="P1"><text:span text:style-name="T1">Classical</text:span></text:p>
          <text:p text:style-name="P1"><text:span text:style-name="T1">Discrimin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" draw:id="id3" draw:layer="layout" svg:width="3.302cm" svg:height="1.397cm" svg:x="8.474cm" svg:y="6.642cm">
          <text:p text:style-name="P4"><text:span text:style-name="T1">Generated</text:span></text:p>
          <text:p text:style-name="P4"><text:span text:style-name="T1">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2.284cm" svg:height="1.078cm" svg:x="5.834cm" svg:y="15.154cm">
          <text:p text:style-name="P4"><text:span text:style-name="T1">Lo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" draw:id="id1" draw:layer="layout" svg:width="3.302cm" svg:height="1.467cm" svg:x="1.997cm" svg:y="6.572cm">
          <text:p text:style-name="P4"><text:span text:style-name="T1">Reference</text:span></text:p>
          <text:p text:style-name="P4"><text:span text:style-name="T1">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3.648cm" svg:y1="8.039cm" svg:x2="4.972cm" svg:y2="9.906cm" draw:start-shape="id1" draw:start-glue-point="2" draw:end-shape="id2" draw:end-glue-point="3" svg:d="M3648 8039c0 1245 441 1867 1324 1867" svg:viewBox="0 0 1325 1868">
          <text:p/>
        </draw:connector>
        <draw:connector draw:style-name="gr6" draw:text-style-name="P7" draw:layer="layout" draw:type="curve" svg:x1="10.125cm" svg:y1="8.039cm" svg:x2="8.909cm" svg:y2="9.906cm" draw:start-shape="id3" draw:start-glue-point="2" draw:end-shape="id2" draw:end-glue-point="1" svg:d="M10125 8039c0 1245-405 1867-1216 1867" svg:viewBox="0 0 1217 1868">
          <text:p/>
        </draw:connector>
        <draw:connector draw:style-name="gr7" draw:text-style-name="P7" draw:layer="layout" draw:line-skew="0.516cm" svg:x1="8.118cm" svg:y1="15.693cm" svg:x2="12.411cm" svg:y2="3.359cm" draw:start-shape="id4" draw:end-shape="id5" draw:end-glue-point="1" svg:d="M8118 15693h5309v-12334h-1016" svg:viewBox="0 0 5310 12335">
          <text:p/>
        </draw:connector>
        <draw:custom-shape draw:style-name="gr8" draw:text-style-name="P8" xml:id="id9" draw:id="id9" draw:layer="layout" svg:width="0.762cm" svg:height="0.762cm" svg:x="7.453cm" svg:y="12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8" draw:id="id8" draw:layer="layout" svg:width="0.762cm" svg:height="0.762cm" svg:x="5.68cm" svg:y="12.53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0.136cm" svg:y1="5.626cm" svg:x2="10.125cm" svg:y2="6.642cm" draw:start-shape="id6" draw:start-glue-point="2" draw:end-shape="id3" draw:end-glue-point="0" svg:d="M10136 5626l-11 1016" svg:viewBox="0 0 12 1017">
          <text:p/>
        </draw:connector>
        <draw:custom-shape draw:style-name="gr10" draw:text-style-name="P10" xml:id="id7" draw:id="id7" draw:layer="layout" svg:width="4.572cm" svg:height="2.667cm" svg:x="1.362cm" svg:y="2.959cm">
          <text:p text:style-name="P1"><text:span text:style-name="T1">Input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3.648cm" svg:y1="5.626cm" svg:x2="3.648cm" svg:y2="6.572cm" draw:start-shape="id7" draw:start-glue-point="2" draw:end-shape="id1" draw:end-glue-point="0" svg:d="M3648 5626v946" svg:viewBox="0 0 1 947">
          <text:p/>
        </draw:connector>
        <draw:connector draw:style-name="gr11" draw:text-style-name="P7" draw:layer="layout" draw:type="lines" svg:x1="6.94cm" svg:y1="10.857cm" svg:x2="6.061cm" svg:y2="12.533cm" draw:start-shape="id2" draw:start-glue-point="2" draw:end-shape="id8" draw:end-glue-point="4" svg:d="M6940 10857v500l-879 675v501" svg:viewBox="0 0 880 1677">
          <text:p/>
        </draw:connector>
        <draw:connector draw:style-name="gr11" draw:text-style-name="P7" draw:layer="layout" draw:type="lines" svg:x1="6.94cm" svg:y1="10.857cm" svg:x2="7.834cm" svg:y2="12.533cm" draw:start-shape="id2" draw:start-glue-point="2" draw:end-shape="id9" draw:end-glue-point="4" svg:d="M6940 10857v500l894 675v501" svg:viewBox="0 0 895 1677">
          <text:p/>
        </draw:connector>
        <draw:frame draw:style-name="gr12" draw:text-style-name="P11" draw:layer="layout" svg:width="3.175cm" svg:height="2.667cm" svg:x="3.902cm" svg:y="12.457cm">
          <draw:text-box>
            <text:p>Real</text:p>
          </draw:text-box>
        </draw:frame>
        <draw:frame draw:style-name="gr12" draw:text-style-name="P11" draw:layer="layout" svg:width="3.175cm" svg:height="2.667cm" svg:x="8.147cm" svg:y="12.457cm">
          <draw:text-box>
            <text:p>Fake</text:p>
          </draw:text-box>
        </draw:frame>
        <draw:frame draw:style-name="gr13" draw:text-style-name="P12" draw:layer="layout" svg:width="7.366cm" svg:height="1.905cm" svg:x="8.455cm" svg:y="14.932cm">
          <draw:text-box>
            <text:p><text:span text:style-name="T2">Classical optimization</text:span></text:p>
          </draw:text-box>
        </draw:frame>
        <draw:custom-shape draw:style-name="gr14" draw:text-style-name="P13" draw:layer="layout" svg:width="0.635cm" svg:height="1.27cm" svg:x="6.696cm" svg:y="13.6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4" xml:id="id5" draw:id="id5" draw:layer="layout" svg:width="4.545cm" svg:height="0.8cm" svg:x="7.866cm" svg:y="2.959cm">
          <text:p text:style-name="P1"><text:span text:style-name="T3">Latent variabl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6.75cm" svg:height="6.858cm" svg:x="7.077cm" svg:y="1.562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6.985cm" svg:height="1.351cm" svg:x="6.896cm" svg:y="1.562cm">
          <draw:text-box>
            <text:p><text:span text:style-name="T4">Quantum neural network model</text:span></text:p>
          </draw:text-box>
        </draw:frame>
        <draw:line draw:style-name="gr7" draw:text-style-name="P7" draw:layer="layout" svg:x1="13.446cm" svg:y1="10.371cm" svg:x2="8.901cm" svg:y2="10.36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4:41:56.993158433</meta:creation-date>
    <dc:date>2021-09-22T16:41:36.532581220</dc:date>
    <meta:editing-duration>PT20M24S</meta:editing-duration>
    <meta:editing-cycles>12</meta:editing-cycles>
    <meta:generator>LibreOffice/6.4.7.2$Linux_X86_64 LibreOffice_project/40$Build-2</meta:generator>
    <meta:document-statistic meta:object-count="23"/>
  </office:meta>
</office:document-meta>
</file>